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385cm"/>
    </style:style>
    <style:style style:name="pr2" style:family="presentation" style:parent-style-name="Standard-subtitle">
      <style:graphic-properties draw:fill-color="#ffffff" draw:auto-grow-height="true" fo:min-height="9.429cm"/>
    </style:style>
    <style:style style:name="pr3" style:family="presentation" style:parent-style-name="Standard-notes">
      <style:graphic-properties draw:fill-color="#ffffff" draw:auto-grow-height="true" fo:min-height="11.429cm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text-properties fo:font-size="21.7999992370605pt"/>
    </style:style>
    <style:style style:name="P2" style:family="paragraph">
      <style:text-properties fo:font-size="17.1000003814697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style:text-line-through-styl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color="#000000" style:text-line-through-style="none" style:text-position="0% 100%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2" style:family="text">
      <style:text-properties fo:color="#595959" style:text-line-through-style="none" style:text-position="0% 100%" fo:font-family="Arial" fo:font-size="18pt" fo:letter-spacing="normal" fo:font-style="italic" style:text-underline-style="none" fo:font-weight="normal" style:font-family-asian="Arial" style:font-size-asian="18pt" style:font-style-asian="italic" style:font-weight-asian="normal" style:font-family-complex="Arial" style:font-size-complex="18pt" style:font-style-complex="italic" style:font-weight-complex="normal"/>
    </style:style>
    <style:style style:name="T3" style:family="text">
      <style:text-properties fo:color="#595959" style:text-line-through-style="none" style:text-position="0% 100%" fo:font-family="Arial" fo:font-size="18pt" fo:letter-spacing="normal" fo:font-style="italic" style:text-underline-style="none" fo:font-weight="normal" style:font-family-asian="Arial" style:font-size-asian="18pt" style:font-style-asian="italic" style:font-weight-asian="normal" style:font-family-complex="Ari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2.859cm" svg:height="2.385cm" svg:x="1.27cm" svg:y="0.569cm" presentation:class="title">
          <draw:text-box>
            <text:p>Soutenance Finale ECOM</text:p>
          </draw:text-box>
        </draw:frame>
        <draw:frame presentation:style-name="pr2" draw:text-style-name="P1" draw:layer="layout" svg:width="22.859cm" svg:height="9.429cm" svg:x="1.27cm" svg:y="3.343cm" presentation:class="subtitle">
          <draw:text-box>
            <text:p text:style-name="P1">08/10/2019</text:p>
            <text:p text:style-name="P1">Groupe XX</text:p>
            <text:p text:style-name="P1">Membres :</text:p>
            <text:p text:style-name="P1">Prénom Nom, Spécialité, pseudo sur Gitlab</text:p>
            <text:p text:style-name="P1">Prénom Nom, Spécialité, pseudo sur Gitlab</text:p>
            <text:p text:style-name="P1">Prénom Nom, Spécialité, pseudo sur Gitlab</text:p>
            <text:p text:style-name="P1">Prénom Nom, Spécialité, pseudo sur Gitlab</text:p>
            <text:p text:style-name="P1">Prénom Nom, Spécialité, pseudo sur Gitlab</text:p>
            <text:p text:style-name="P1">Prénom Nom, Spécialité, pseudo sur Gitlab</text:p>
          </draw:text-box>
        </draw:frame>
        <presentation:notes draw:style-name="dp2">
          <draw:page-thumbnail draw:style-name="gr1" draw:layer="layout" svg:width="13.469cm" svg:height="9.524cm" svg:x="2.789cm" svg:y="1.93cm" draw:page-number="1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Rappel du sujet" draw:style-name="dp3" draw:master-page-name="TITLE_5f_AND_5f_BODY" presentation:presentation-page-layout-name="AL2T1">
        <draw:frame draw:name="Google Shape;60;p14" presentation:style-name="pr4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Rappel du sujet</text:span></text:p>
          </draw:text-box>
        </draw:frame>
        <draw:frame draw:name="Google Shape;61;p14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5"><text:span text:style-name="T2">Modèle de contexte à jour</text:span></text:p>
            <text:p text:style-name="P5"><text:span text:style-name="T2"/></text:p>
            <text:p text:style-name="P5"><text:span text:style-name="T2">Cas d'utilisation (Use Case UML)</text:span></text:p>
            <text:p text:style-name="P6"><text:span text:style-name="T2">Technologies et services utilisés</text:span></text:p>
          </draw:text-box>
        </draw:frame>
        <presentation:notes draw:style-name="dp4">
          <draw:page-thumbnail draw:name="Google Shape;57;g489e2e4556_0_0:notes" draw:style-name="gr1" draw:layer="layout" svg:width="16.932cm" svg:height="9.524cm" svg:x="1.059cm" svg:y="1.905cm" draw:page-number="2" presentation:class="page"/>
          <draw:frame draw:name="Google Shape;58;g489e2e4556_0_0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ganisation" draw:style-name="dp3" draw:master-page-name="TITLE_5f_AND_5f_BODY" presentation:presentation-page-layout-name="AL2T1">
        <draw:frame draw:name="Google Shape;66;p15" presentation:style-name="pr4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Déroulement</text:span></text:p>
          </draw:text-box>
        </draw:frame>
        <draw:frame draw:name="Google Shape;67;p15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5"><text:span text:style-name="T2">Mise en œuvre de SCRUM, durée des sprints, rôles…</text:span></text:p>
            <text:p text:style-name="P5"><text:span text:style-name="T2"/></text:p>
            <text:p text:style-name="P5"><text:span text:style-name="T2">Réalisation prévues et réalisées par sprint avec analyse des différences entre le prévu et le réalisé </text:span></text:p>
            <text:p text:style-name="P6"><text:span text:style-name="T2">Procédure de développement de la première réunion d'un sprint à la livraison d'une version au client (fin du sprint)</text:span></text:p>
          </draw:text-box>
        </draw:frame>
        <presentation:notes draw:style-name="dp4">
          <draw:page-thumbnail draw:name="Google Shape;63;g489e2e4556_0_5:notes" draw:style-name="gr1" draw:layer="layout" svg:width="16.932cm" svg:height="9.524cm" svg:x="1.059cm" svg:y="1.905cm" draw:page-number="3" presentation:class="page"/>
          <draw:frame draw:name="Google Shape;64;g489e2e4556_0_5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marche de réalisation des incréments" draw:style-name="dp3" draw:master-page-name="TITLE_5f_AND_5f_BODY" presentation:presentation-page-layout-name="AL2T1">
        <draw:frame draw:name="Google Shape;72;p16" presentation:style-name="pr4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Qualité/Tests</text:span></text:p>
          </draw:text-box>
        </draw:frame>
        <draw:frame draw:name="Google Shape;73;p16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5"><text:span text:style-name="T2">Quels mécanismes ont été mis en place au sein de votre projet pour garantir la production d'un code de qualité ? Maintenable ?</text:span></text:p>
            <text:p text:style-name="P5"><text:span text:style-name="T2"/></text:p>
            <text:p text:style-name="P5"><text:span text:style-name="T2">Quanti : combien de tests sur quoi ?</text:span></text:p>
            <text:p text:style-name="P5"><text:span text:style-name="T2"/></text:p>
            <text:p text:style-name="P5"><text:span text:style-name="T2">Comment les tests sont-ils définis ? Sur quoi ? Pourquoi ?</text:span></text:p>
            <text:p text:style-name="P5"><text:span text:style-name="T2"/></text:p>
            <text:p text:style-name="P5"><text:span text:style-name="T2">Comment validez vous un incrément ?</text:span></text:p>
            <text:p text:style-name="P6"><text:span text:style-name="T2"/></text:p>
          </draw:text-box>
        </draw:frame>
        <presentation:notes draw:style-name="dp4">
          <draw:page-thumbnail draw:name="Google Shape;69;g489e2e4556_0_10:notes" draw:style-name="gr1" draw:layer="layout" svg:width="16.932cm" svg:height="9.524cm" svg:x="1.059cm" svg:y="1.905cm" draw:page-number="4" presentation:class="page"/>
          <draw:frame draw:name="Google Shape;70;g489e2e4556_0_10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s logiciel" draw:style-name="dp3" draw:master-page-name="TITLE_5f_AND_5f_BODY" presentation:presentation-page-layout-name="AL2T1">
        <draw:frame draw:name="Google Shape;84;p18" presentation:style-name="pr4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Résultats logiciel</text:span></text:p>
          </draw:text-box>
        </draw:frame>
        <draw:frame draw:name="Google Shape;85;p18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3">Architecture</text:span></text:p>
            <text:p text:style-name="P5"><text:span text:style-name="T2"/></text:p>
            <text:p text:style-name="P5"><text:span text:style-name="T2">Use case couverts </text:span></text:p>
            <text:p text:style-name="P9"><text:span text:style-name="T2">Démo (max 5 min)</text:span></text:p>
          </draw:text-box>
        </draw:frame>
        <presentation:notes draw:style-name="dp4">
          <draw:page-thumbnail draw:name="Google Shape;81;g489e2e4556_0_15:notes" draw:style-name="gr1" draw:layer="layout" svg:width="16.932cm" svg:height="9.524cm" svg:x="1.059cm" svg:y="1.905cm" draw:page-number="5" presentation:class="page"/>
          <draw:frame draw:name="Google Shape;82;g489e2e4556_0_15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84;p18" presentation:style-name="pr4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Plus value (slide optionnel)</text:span></text:p>
          </draw:text-box>
        </draw:frame>
        <draw:frame draw:name="Google Shape;85;p18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2">Qu'est ce que vous avez fait en plus des impératifs du projet ?</text:span></text:p>
            <text:p text:style-name="P9"><text:span text:style-name="T3">Qu'est ce qui est particulier dans votre réalisation (ou dans votre gestion de projet) qui ferait que votre projet devrait être celui qui sera repris ?</text:span></text:p>
          </draw:text-box>
        </draw:frame>
        <presentation:notes draw:style-name="dp4">
          <draw:page-thumbnail draw:name="Google Shape;81;g489e2e4556_0_15:notes" draw:style-name="gr1" draw:layer="layout" svg:width="16.932cm" svg:height="9.524cm" svg:x="1.059cm" svg:y="1.905cm" draw:page-number="6" presentation:class="page"/>
          <draw:frame draw:name="Google Shape;82;g489e2e4556_0_15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s gestion de projet" draw:style-name="dp3" draw:master-page-name="TITLE_5f_AND_5f_BODY" presentation:presentation-page-layout-name="AL2T1">
        <draw:frame draw:name="Google Shape;96;p20" presentation:style-name="pr4" draw:text-style-name="P4" draw:layer="layout" svg:width="23.667cm" svg:height="1.59cm" svg:x="0.866cm" svg:y="1.236cm" presentation:class="title">
          <draw:text-box>
            <text:p text:style-name="P3"><text:span text:style-name="T1">Résultats gestion de projet</text:span></text:p>
          </draw:text-box>
        </draw:frame>
        <draw:frame draw:name="Google Shape;97;p20" presentation:style-name="pr5" draw:text-style-name="P7" draw:layer="layout" svg:width="23.667cm" svg:height="9.489cm" svg:x="0.866cm" svg:y="3.201cm" presentation:class="outline">
          <draw:text-box>
            <text:p text:style-name="P5"><text:span text:style-name="T2">Répartition individuelle (avec Analyse) (en nombre de tâches et en temps de travail)</text:span></text:p>
            <text:p text:style-name="P9"><text:span text:style-name="T2">Répartition globale sur chacune des étapes de la démarche de réalisation (avec analyse)</text:span></text:p>
            <text:p text:style-name="P6"><text:span text:style-name="T2">Coût du projet globale, coût des retards/absences (global au groupe)</text:span></text:p>
            <text:p text:style-name="P6"><text:span text:style-name="T3">Retours sur les rétrospectives (que feriez-vous différemment si c’était à refaire ?, quelles sont les axes d'amélioration ?)</text:span></text:p>
          </draw:text-box>
        </draw:frame>
        <presentation:notes draw:style-name="dp4">
          <draw:page-thumbnail draw:name="Google Shape;93;g489e2e4556_0_30:notes" draw:style-name="gr1" draw:layer="layout" svg:width="16.932cm" svg:height="9.524cm" svg:x="1.059cm" svg:y="1.905cm" draw:page-number="7" presentation:class="page"/>
          <draw:frame draw:name="Google Shape;94;g489e2e4556_0_30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nux Libertine G'" style:font-family-generic-asian="system" style:font-pitch-asian="variable" style:font-size-asian="18pt" style:font-style-asian="normal" style:font-weight-asian="normal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nux Libertine G'" style:font-family-generic-asian="system" style:font-pitch-asian="variable" style:font-size-asian="20pt" style:font-style-asian="normal" style:font-weight-asian="normal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nux Libertine G'" style:font-family-generic-asian="system" style:font-pitch-asian="variable" style:font-size-asian="32pt" style:font-style-asian="normal" style:font-weight-asian="normal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nux Libertine G'" style:font-family-generic-asian="system" style:font-pitch-asian="variable" style:font-size-asian="20pt" style:font-style-asian="normal" style:font-weight-asian="normal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nux Libertine G'" style:font-family-generic-asian="system" style:font-pitch-asian="variable" style:font-size-asian="32pt" style:font-style-asian="normal" style:font-weight-asian="normal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page-layout style:name="PM3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95959" style:text-line-through-style="none" style:text-position="0% 100%" fo:font-family="Arial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4" draw:layer="backgroundobjects" svg:width="1.523cm" svg:height="1.092cm" svg:x="23.535cm" svg:y="12.953cm" presentation:class="page-number" presentation:user-transformed="true">
        <draw:text-box>
          <text:p text:style-name="MP3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4" draw:layer="backgroundobjects" svg:width="1.523cm" svg:height="1.092cm" svg:x="23.535cm" svg:y="12.953cm" presentation:class="page-number" presentation:user-transformed="true">
        <draw:text-box>
          <text:p text:style-name="MP3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presentation:notes style:page-layout-name="PM3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Unix OpenOffice.org_project/416m1$Build-9790</meta:generator>
    <dc:date>2019-12-06T06:01:07</dc:date>
    <dc:creator>Sybille Caffiau</dc:creator>
    <meta:editing-duration>PT18M44S</meta:editing-duration>
    <meta:editing-cycles>1</meta:editing-cycles>
    <meta:document-statistic meta:object-count="56"/>
  </office:meta>
</office:document-meta>
</file>